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001" officeooo:paragraph-rsid="0013a001"/>
    </style:style>
    <style:style style:name="T1" style:family="text">
      <style:text-properties officeooo:rsid="00154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docker ps</text:p>
      <text:p text:style-name="P1">sudo docker <text:s/><text:span text:style-name="T1">run –dit –name <text:s/>my-apache-app -v “$PWD”:/usr/local/apache2/htdocs/ httpd:2.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4:41:12.319362861</meta:creation-date>
    <dc:date>2025-02-20T14:44:25.896276883</dc:date>
    <meta:editing-duration>PT3M1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2" meta:character-count="103" meta:non-whitespace-character-count="91"/>
  </office:meta>
</office:document-meta>
</file>